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3pt" style:text-underline-style="solid" style:text-underline-width="auto" style:text-underline-color="font-color" officeooo:rsid="00102052" officeooo:paragraph-rsid="0013f504" style:font-size-asian="13pt" style:font-size-complex="13pt"/>
    </style:style>
    <style:style style:name="P2" style:family="paragraph" style:parent-style-name="Standard">
      <style:paragraph-properties fo:line-height="150%"/>
      <style:text-properties fo:font-size="13pt" style:text-underline-style="solid" style:text-underline-width="auto" style:text-underline-color="font-color" officeooo:rsid="00102052" officeooo:paragraph-rsid="00102052" style:font-size-asian="13pt" style:font-size-complex="13pt"/>
    </style:style>
    <style:style style:name="P3" style:family="paragraph" style:parent-style-name="Standard">
      <style:paragraph-properties fo:line-height="150%"/>
      <style:text-properties fo:font-size="13pt" style:text-underline-style="solid" style:text-underline-width="auto" style:text-underline-color="font-color" officeooo:rsid="00102052" officeooo:paragraph-rsid="0011b9d7" style:font-size-asian="13pt" style:font-size-complex="13pt"/>
    </style:style>
    <style:style style:name="P4" style:family="paragraph" style:parent-style-name="Standard">
      <style:paragraph-properties fo:line-height="150%"/>
      <style:text-properties fo:font-size="13pt" style:text-underline-style="solid" style:text-underline-width="auto" style:text-underline-color="font-color" officeooo:rsid="00102052" officeooo:paragraph-rsid="0012f9a0" style:font-size-asian="13pt" style:font-size-complex="13pt"/>
    </style:style>
    <style:style style:name="P5" style:family="paragraph" style:parent-style-name="Standard">
      <style:paragraph-properties fo:line-height="150%"/>
      <style:text-properties fo:font-size="13pt" style:text-underline-style="solid" style:text-underline-width="auto" style:text-underline-color="font-color" officeooo:rsid="00102052" officeooo:paragraph-rsid="0015348a" style:font-size-asian="13pt" style:font-size-complex="13pt"/>
    </style:style>
    <style:style style:name="P6" style:family="paragraph" style:parent-style-name="Standard">
      <style:paragraph-properties fo:line-height="150%"/>
      <style:text-properties fo:font-size="13pt" style:text-underline-style="solid" style:text-underline-width="auto" style:text-underline-color="font-color" officeooo:rsid="00102052" officeooo:paragraph-rsid="0016b3fb" style:font-size-asian="13pt" style:font-size-complex="13pt"/>
    </style:style>
    <style:style style:name="T1" style:family="text">
      <style:text-properties officeooo:rsid="0016b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74_1368985685"/>KT11 - RELA CONFERENCIA</text:p>
      <text:p text:style-name="P2">- Mochila Br<text:tab/><text:tab/><text:tab/>x<text:tab/>x<text:tab/>x<text:tab/>x<text:tab/>x</text:p>
      <text:p text:style-name="P3">- Grid<text:span text:style-name="T1">it</text:span><text:tab/> <text:tab/><text:tab/>x<text:tab/>x<text:tab/>x<text:tab/>x<text:tab/>x</text:p>
      <text:p text:style-name="P6">- <text:span text:style-name="T1">Esfigno<text:tab/><text:tab/><text:tab/></text:span>x<text:tab/>x<text:tab/>x<text:tab/>x<text:tab/>x</text:p>
      <text:p text:style-name="P3">- Saco estanq Az 10l<text:tab/>x<text:tab/>x<text:tab/>x<text:tab/>x<text:tab/>x</text:p>
      <text:p text:style-name="P4">- Saco mesh medio (2)<text:tab/>x<text:tab/>x<text:tab/>x<text:tab/>x<text:tab/>x</text:p>
      <text:p text:style-name="P4">- Saco mesh peq. (2)<text:tab/>x<text:tab/>x<text:tab/>x<text:tab/>x<text:tab/>x</text:p>
      <text:p text:style-name="P4">- Carteira Pr Sest <text:tab/><text:tab/>x<text:tab/>x<text:tab/>x<text:tab/>x<text:tab/>x</text:p>
      <text:p text:style-name="P1">- Prancheta transp <text:tab/><text:tab/>x<text:tab/>x<text:tab/>x<text:tab/>x<text:tab/>x</text:p>
      <text:p text:style-name="P5">- Caderneta<text:tab/><text:tab/><text:tab/>x<text:tab/>x<text:tab/>x<text:tab/>x<text:tab/>x</text:p>
      <text:p text:style-name="P5">- Penal Az<text:tab/><text:tab/><text:tab/>x<text:tab/>x<text:tab/>x<text:tab/>x<text:tab/>x</text:p>
      <text:p text:style-name="P5">- Jogo caneta<text:tab/><text:tab/><text:tab/>x<text:tab/>x<text:tab/>x<text:tab/>x<text:tab/>x</text:p>
      <text:p text:style-name="P5">- Pendrive Cruise 8GB<text:tab/>x<text:tab/>x<text:tab/>x<text:tab/>x<text:tab/>x</text:p>
      <text:p text:style-name="P5">- Raptor <text:tab/><text:tab/><text:tab/>x<text:tab/>x<text:tab/>x<text:tab/>x<text:tab/>x</text:p>
      <text:p text:style-name="P5">- Carregador cel e cb<text:tab/>x<text:tab/>x<text:tab/>x<text:tab/>x<text:tab/>x</text:p>
      <text:p text:style-name="P5">- Cadeado c/chave<text:tab/><text:tab/>x<text:tab/>x<text:tab/>x<text:tab/>x<text:tab/>x</text:p>
      <text:p text:style-name="P5">- Esteto<text:tab/><text:tab/> <text:tab/>x<text:tab/>x<text:tab/>x<text:tab/>x<text:tab/>x</text:p>
      <text:p text:style-name="P5">- Alcool Gel<text:tab/><text:tab/><text:tab/>x<text:tab/>x<text:tab/>x<text:tab/>x<text:tab/>x</text:p>
      <text:p text:style-name="P5">- Regua flex<text:tab/><text:tab/><text:tab/>x<text:tab/>x<text:tab/>x<text:tab/>x<text:tab/>x</text:p>
      <text:p text:style-name="P5">- Oculos prot<text:tab/><text:tab/><text:tab/>x<text:tab/>x<text:tab/>x<text:tab/>x<text:tab/>x</text:p>
      <text:p text:style-name="P5">- Termometro<text:tab/><text:tab/>x<text:tab/>x<text:tab/>x<text:tab/>x<text:tab/>x</text:p>
      <text:p text:style-name="P5">- Fita metrica<text:tab/><text:tab/><text:tab/>x<text:tab/>x<text:tab/>x<text:tab/>x<text:tab/>x</text:p>
      <text:p text:style-name="P5">- Tesoura pequena<text:tab/><text:tab/>x<text:tab/>x<text:tab/>x<text:tab/>x<text:tab/>x</text:p>
      <text:p text:style-name="P5">- Lanterna clinica<text:tab/><text:tab/>x<text:tab/>x<text:tab/>x<text:tab/>x<text:tab/>x</text:p>
      <text:p text:style-name="P5">- Cortador unha mao<text:tab/>x<text:tab/>x<text:tab/>x<text:tab/>x<text:tab/>x</text:p>
      <text:p text:style-name="P5">- Cortador unha pe<text:tab/><text:tab/>x<text:tab/>x<text:tab/>x<text:tab/>x<text:tab/>x</text:p>
      <text:p text:style-name="P6">- <text:span text:style-name="T1">Espelho<text:tab/><text:tab/><text:tab/></text:span>x<text:tab/>x<text:tab/>x<text:tab/>x<text:tab/>x</text:p>
      <text:p text:style-name="P2">Variavel:</text:p>
      <text:p text:style-name="P5">- Agua<text:tab/><text:tab/><text:tab/><text:tab/> x<text:tab/>x<text:tab/>x<text:tab/>x<text:tab/>x</text:p>
      <text:p text:style-name="P5">- Perfex<text:tab/><text:tab/><text:tab/>x<text:tab/>x<text:tab/>x<text:tab/>x<text:tab/>x</text:p>
      <text:p text:style-name="P5">- Luvas Proc<text:tab/><text:tab/><text:tab/> x<text:tab/>x<text:tab/>x<text:tab/>x<text:tab/>x</text:p>
      <text:p text:style-name="P5">- Rela conf <text:tab/><text:tab/><text:tab/> x<text:tab/>x<text:tab/>x<text:tab/>x<text:tab/>x<text:bookmark-end text:name="__DdeLink__74_13689856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0:41:00.734851966</meta:creation-date>
    <dc:date>2017-04-16T11:57:54.139375869</dc:date>
    <meta:editing-duration>PT23M59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32" meta:word-count="248" meta:character-count="799" meta:non-whitespace-character-count="532"/>
  </office:meta>
</office:document-meta>
</file>